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6671d" officeooo:paragraph-rsid="0006671d"/>
    </style:style>
    <style:style style:name="P2" style:family="paragraph" style:parent-style-name="Header">
      <style:text-properties officeooo:paragraph-rsid="0006671d"/>
    </style:style>
    <style:style style:name="P3" style:family="paragraph" style:parent-style-name="Heading_20_2">
      <style:text-properties officeooo:rsid="0006671d" officeooo:paragraph-rsid="0006671d"/>
    </style:style>
    <style:style style:name="P4" style:family="paragraph" style:parent-style-name="Heading_20_2">
      <style:text-properties officeooo:rsid="0006671d" officeooo:paragraph-rsid="00151f9c"/>
    </style:style>
    <style:style style:name="P5" style:family="paragraph" style:parent-style-name="Heading_20_2">
      <style:text-properties officeooo:paragraph-rsid="0006671d"/>
    </style:style>
    <style:style style:name="P6" style:family="paragraph" style:parent-style-name="Heading_20_2">
      <style:text-properties officeooo:rsid="000a7bc6" officeooo:paragraph-rsid="000a7bc6"/>
    </style:style>
    <style:style style:name="P7" style:family="paragraph" style:parent-style-name="Heading_20_2">
      <style:text-properties officeooo:rsid="0011eef2" officeooo:paragraph-rsid="0011eef2"/>
    </style:style>
    <style:style style:name="P8" style:family="paragraph" style:parent-style-name="Heading_20_3">
      <style:text-properties officeooo:rsid="00109299" officeooo:paragraph-rsid="00109299"/>
    </style:style>
    <style:style style:name="P9" style:family="paragraph" style:parent-style-name="Heading_20_3">
      <style:text-properties officeooo:paragraph-rsid="00109299"/>
    </style:style>
    <style:style style:name="P10" style:family="paragraph" style:parent-style-name="Text_20_body">
      <style:text-properties officeooo:rsid="000847c2" officeooo:paragraph-rsid="000a7bc6"/>
    </style:style>
    <style:style style:name="P11" style:family="paragraph" style:parent-style-name="Text_20_body">
      <style:text-properties officeooo:paragraph-rsid="000a7bc6"/>
    </style:style>
    <style:style style:name="P12" style:family="paragraph" style:parent-style-name="Text_20_body">
      <style:text-properties officeooo:rsid="000be652" officeooo:paragraph-rsid="000be652"/>
    </style:style>
    <style:style style:name="P13" style:family="paragraph" style:parent-style-name="Text_20_body">
      <style:text-properties officeooo:paragraph-rsid="00109299"/>
    </style:style>
    <style:style style:name="P14" style:family="paragraph" style:parent-style-name="Text_20_body">
      <style:text-properties officeooo:paragraph-rsid="0011eef2"/>
    </style:style>
    <style:style style:name="P15" style:family="paragraph" style:parent-style-name="Text_20_body">
      <style:text-properties officeooo:paragraph-rsid="00151f9c"/>
    </style:style>
    <style:style style:name="P16" style:family="paragraph" style:parent-style-name="Title">
      <style:text-properties officeooo:rsid="0006671d" officeooo:paragraph-rsid="0006671d"/>
    </style:style>
    <style:style style:name="T1" style:family="text">
      <style:text-properties officeooo:rsid="0006671d"/>
    </style:style>
    <style:style style:name="T2" style:family="text">
      <style:text-properties officeooo:rsid="000847c2"/>
    </style:style>
    <style:style style:name="T3" style:family="text">
      <style:text-properties officeooo:rsid="000972f4"/>
    </style:style>
    <style:style style:name="T4" style:family="text">
      <style:text-properties officeooo:rsid="000a7bc6"/>
    </style:style>
    <style:style style:name="T5" style:family="text">
      <style:text-properties officeooo:rsid="000be652"/>
    </style:style>
    <style:style style:name="T6" style:family="text">
      <style:text-properties officeooo:rsid="000cfc77"/>
    </style:style>
    <style:style style:name="T7" style:family="text">
      <style:text-properties officeooo:rsid="00109299"/>
    </style:style>
    <style:style style:name="T8" style:family="text">
      <style:text-properties style:font-name="Liberation Sans" fo:font-size="14.1000003814697pt" fo:font-weight="bold" officeooo:rsid="00109299" style:font-name-asian="Noto Sans CJK SC" style:font-size-asian="14.1000003814697pt" style:font-weight-asian="bold" style:font-name-complex="Lohit Devanagari" style:font-size-complex="14.1000003814697pt" style:font-weight-complex="bold"/>
    </style:style>
    <style:style style:name="T9" style:family="text">
      <style:text-properties officeooo:rsid="0011eef2"/>
    </style:style>
    <style:style style:name="T10" style:family="text">
      <style:text-properties officeooo:rsid="0013d395"/>
    </style:style>
    <style:style style:name="T11" style:family="text">
      <style:text-properties officeooo:rsid="00151f9c"/>
    </style:style>
    <style:style style:name="T12" style:family="text">
      <style:text-properties officeooo:rsid="00167699"/>
    </style:style>
    <style:style style:name="T13" style:family="text">
      <style:text-properties fo:font-style="italic" officeooo:rsid="00167699"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APPORT DE PROJET</text:p>
      <text:p text:style-name="P16">TEMPEST C++ / SDL 2</text:p>
      <text:h text:style-name="P6" text:outline-level="2">Fonctionnement général</text:h>
      <text:p text:style-name="P12"><text:tab/>Nous basant sur des projets de jeux faisant usage de la SDL2, nous<text:span text:style-name="T2"> avons donc décidé d’adopter une structure basée sur </text:span><text:span text:style-name="T4">le fonctionnement suivant :</text:span></text:p>
      <text:p text:style-name="P10"><text:span text:style-name="T4"><text:tab/>U</text:span>ne classe <text:span text:style-name="T3">mère</text:span>, la classe Game, qui contient tous les objets qui composent le jeu <text:span text:style-name="T4">(le terrain, les ennemis, le joueur, les projectiles). Chaque frame, 3 fonctions de Game sont appelées :</text:span></text:p>
      <text:p text:style-name="P10"><text:tab/>- <text:span text:style-name="T4">handleEvents(), qui enregistre les entrées utilisateur</text:span></text:p>
      <text:p text:style-name="P10"><text:tab/>- <text:span text:style-name="T4">update(), qui met à jour les informations du jeu</text:span></text:p>
      <text:p text:style-name="P10"><text:tab/>- <text:span text:style-name="T4">render(), qui affiche les objets en fonction des nouvelles informations</text:span></text:p>
      <text:p text:style-name="P11"><text:span text:style-name="T4"><text:tab/>Les objets instanciables du jeu implémentent tous une fonction update() et render(), qui sont appelées lors de l’update() et du render() de la Game.</text:span></text:p>
      <text:h text:style-name="P5" text:outline-level="2"/>
      <text:h text:style-name="P3" text:outline-level="2">Difficultés</text:h>
      <text:h text:style-name="P7" text:outline-level="2">Coding styles</text:h>
      <text:h text:style-name="P3" text:outline-level="2">Choix d’implémentation</text:h>
      <text:h text:style-name="P8" text:outline-level="3">Game :</text:h>
      <text:p text:style-name="P13"><text:tab/><text:span text:style-name="T7">Comme décrit plus haut, un objet Game est instancié dans le main. C’est la classe principale du jeu, c’est elle qui gère les informations logique et l’affichage de tous les objets. Comme l’écran est divisé en 2 parties (le niveau dans un carré centré sur l’écran et le HUD sur un bandeau en haut), la classe </text:span><text:span text:style-name="T9">Game calcule le rendu du jeu dans texture_, qu’elle applique ensuite à window_ grâce à renderer_ et dst_. Elle contient également un attribut hud_, dont la classe contient elle même ses éléments de rendu. level_, player_, bullets_ et enemies_ sont les éléments dont il faut calculer les informations et afficher. </text:span><text:span text:style-name="T10">Ces attributs sont initialisés à l’aide de init().</text:span></text:p>
      <text:h text:style-name="P9" text:outline-level="3"><text:soft-page-break/></text:h>
      <text:h text:style-name="P8" text:outline-level="3"><text:span text:style-name="T10">u</text:span>pdate() :</text:h>
      <text:p text:style-name="P14"><text:span text:style-name="T9"><text:tab/>Cette fonction s’occupe de mettre à jour toutes les informations du jeu en fonction de son état actuel. </text:span><text:span text:style-name="T10">C’est elle qui instancie les projectiles, les ennemis, mais surtout elle appelle le update de tous les éléments à afficher : level_, enemies_, bullets_ et player_. </text:span></text:p>
      <text:h text:style-name="P9" text:outline-level="3"><text:span text:style-name="T8">render() </text:span><text:span text:style-name="T7">:</text:span></text:h>
      <text:p text:style-name="P15"><text:span text:style-name="T7"><text:tab/></text:span><text:span text:style-name="T11">Dans cette fonction, les renders du level et de tous les objets sont simplement appelés sur la target texture_ de game. Avant ça, hud_ dessine dans </text:span><text:span text:style-name="T12">sa propre texture_</text:span><text:span text:style-name="T11">, </text:span><text:span text:style-name="T12"><text:s/>puis vient copier le résultat au bon endroit sur window_. Chaque lane du terrain étant un objet qui implémente un render(), appelé par celui de level_. Pour le reste, tous les objets appartiennent à la classe Object, qui implémente son render. Certains objets, comme les Flipper ou les Bullet, le réimplémentent. <text:s/>Nous aurions voulu</text:span><text:span text:style-name="T13"> in fine </text:span><text:span text:style-name="T12">pouvoir gérer tous les objets de la game avec un seul vecteur d’objets.</text:span></text:p>
      <text:p text:style-name="P13"/>
      <text:h text:style-name="P4" text:outline-level="2">Répartition du développement</text:h>
      <text:p text:style-name="P15"><text:span text:style-name="T5"><text:tab/>La première partie du travail a consisté à faire des recherches pour décider d’une structure de projet. <text:s/></text:span><text:span text:style-name="T6">Walid a parcouru quelques projets de jeux basés sur la SDL2. Une fois la structure adoptée, nous avons commencé par afficher le terrain. Walid s’e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6671d"/>
    </style:style>
    <style:style style:name="MP2" style:family="paragraph" style:parent-style-name="Header">
      <style:text-properties officeooo:rsid="0006671d" officeooo:paragraph-rsid="0006671d"/>
    </style:style>
    <style:style style:name="MT1" style:family="text">
      <style:text-properties officeooo:rsid="0006671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BEN-SAID Walid</text:span></text:p>
        <text:p text:style-name="MP2">LABAYE Paul</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50:59.074328735</meta:creation-date>
    <dc:date>2022-04-29T22:12:49.565963901</dc:date>
    <meta:editing-duration>PT38M37S</meta:editing-duration>
    <meta:editing-cycles>8</meta:editing-cycles>
    <meta:generator>LibreOffice/6.4.7.2$Linux_X86_64 LibreOffice_project/40$Build-2</meta:generator>
    <meta:document-statistic meta:table-count="0" meta:image-count="0" meta:object-count="0" meta:page-count="2" meta:paragraph-count="22" meta:word-count="435" meta:character-count="2626" meta:non-whitespace-character-count="2199"/>
  </office:meta>
</office:document-meta>
</file>